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officeooo:rsid="0017891e" officeooo:paragraph-rsid="0017891e"/>
    </style:style>
    <style:style style:name="P2" style:family="paragraph" style:parent-style-name="Standard">
      <style:text-properties officeooo:paragraph-rsid="0017891e"/>
    </style:style>
    <style:style style:name="P3" style:family="paragraph" style:parent-style-name="Standard">
      <style:text-properties officeooo:paragraph-rsid="0018d8cf"/>
    </style:style>
    <style:style style:name="P4" style:family="paragraph" style:parent-style-name="Standard">
      <style:text-properties fo:font-style="italic" officeooo:paragraph-rsid="0018d8cf" style:font-style-asian="italic" style:font-style-complex="italic"/>
    </style:style>
    <style:style style:name="P5" style:family="paragraph" style:parent-style-name="Standard">
      <style:text-properties officeooo:rsid="0018d8cf" officeooo:paragraph-rsid="0018d8cf"/>
    </style:style>
    <style:style style:name="T1" style:family="text">
      <style:text-properties officeooo:rsid="0017891e"/>
    </style:style>
    <style:style style:name="T2" style:family="text">
      <style:text-properties officeooo:rsid="0018d8cf"/>
    </style:style>
    <style:style style:name="T3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fining the product</text:p>
      <text:h text:style-name="Heading_20_1" text:outline-level="1">Purpose</text:h>
      <text:p text:style-name="P4">What challenges does your app address? What do you want to achieve with the app?</text:p>
      <text:p text:style-name="P2"/>
      <text:p text:style-name="P2">1. **Educational Challenges:**</text:p>
      <text:p text:style-name="P2"><text:s text:c="3"/>- **Lack of Engagement:** Many students find learning maths, especially at the CPGE level, to be dry and unengaging. MathsRoyales aims to make learning more interactive and enjoyable through gamification and social features.</text:p>
      <text:p text:style-name="P2"><text:s text:c="3"/>- **Retention of Knowledge:** Traditional learning methods often fail to ensure long-term retention of complex mathematical concepts. The app uses spaced repetition to help students remember definitions, theorems, and their demonstrations more effectively.</text:p>
      <text:p text:style-name="P2"><text:s text:c="3"/>- **Access to Quality Resources:** Students often struggle to find reliable and comprehensive resources for learning and practicing maths. MathsRoyales provides a curated set of definitions, theorems, and exercises from past contests, ensuring high-quality content.</text:p>
      <text:p text:style-name="P2"/>
      <text:p text:style-name="P2">2. **Organizational Challenges:**</text:p>
      <text:p text:style-name="P2"><text:s text:c="3"/>- **Time Management:** CPGE students have a rigorous curriculum and need to manage their time efficiently. The app offers tips and tools for staying organized and productive.</text:p>
      <text:p text:style-name="P2"><text:s text:c="3"/>- **Motivation:** Maintaining motivation over a long period can be challenging. MathsRoyales uses notifications, quests, and progress tracking to keep students engaged and motivated.</text:p>
      <text:p text:style-name="P2"/>
      <text:p text:style-name="P2">3. **Social Challenges:**</text:p>
      <text:p text:style-name="P2"><text:s text:c="3"/>- **Isolation:** Studying can be an isolating experience. The app encourages social interaction through features like friend lists and collaborative learning, making the process more enjoyable and less lonely.</text:p>
      <text:p text:style-name="P2"><text:s text:c="3"/>- **Peer Pressure:** Positive peer pressure can be a strong motivator. By allowing students to see their friends' progress, the app fosters a competitive yet supportive learning environment.</text:p>
      <text:p text:style-name="P2"/>
      <text:p text:style-name="P2">### Goals of MathsRoyales</text:p>
      <text:p text:style-name="P2"/>
      <text:p text:style-name="P2">1. **Improve Learning Outcomes:**</text:p>
      <text:p text:style-name="P2"><text:s text:c="3"/>- The primary goal is to enhance students' understanding and retention of mathematical concepts through effective learning techniques and high-quality content.</text:p>
      <text:p text:style-name="P2"/>
      <text:p text:style-name="P2">2. **Increase Engagement:**</text:p>
      <text:p text:style-name="P2"><text:s text:c="3"/>- By making learning maths more engaging and interactive, the app aims to increase the time students spend practicing and studying.</text:p>
      <text:p text:style-name="P2"/>
      <text:p text:style-name="P2">3. **Foster Good Study Habits:**</text:p>
      <text:p text:style-name="P2"><text:s text:c="3"/>- The app aims to teach students how to learn effectively, stay organized, and maintain a clean study environment, which are crucial skills for success in CPGE and beyond.</text:p>
      <text:p text:style-name="P2"/>
      <text:p text:style-name="P2">4. **Build a Supportive Community:**</text:p>
      <text:p text:style-name="P2"><text:s text:c="3"/>- MathsRoyales aims to create a community of learners who can support and motivate each other, making the learning process more enjoyable and less daunting.</text:p>
      <text:p text:style-name="P2"/>
      <text:p text:style-name="P2">5. **Provide Accessible and Affordable Learning:**</text:p>
      <text:p text:style-name="P2"><text:s text:c="3"/>- With a reasonable subscription model, the app aims to make high-quality educational resources <text:soft-page-break/>accessible to a wide range of students.</text:p>
      <text:p text:style-name="P2"/>
      <text:p text:style-name="P2">By addressing these challenges and achieving these goals, MathsRoyales aims to become an indispensable tool for CPGE students, helping them excel in their mathematical studies and beyond.</text:p>
      <text:h text:style-name="Heading_20_1" text:outline-level="1">Niche</text:h>
      <text:p text:style-name="P2"><text:span text:style-name="T3">How will your app improve users' lives?</text:span> <text:span text:style-name="T3">Which problems will it solve?</text:span></text:p>
      <text:p text:style-name="P2"/>
      <text:p text:style-name="P5">### How MathsRoyales Will Improve Users' Lives</text:p>
      <text:p text:style-name="P5"/>
      <text:p text:style-name="P5">MathsRoyales is designed to significantly improve the lives of French CPGE (MPSI - MP) students by addressing several key challenges they face in their academic journey. Here’s how the app will make a difference:</text:p>
      <text:p text:style-name="P5"/>
      <text:p text:style-name="P5">1. **Enhanced Learning Experience:**</text:p>
      <text:p text:style-name="P5"><text:s text:c="3"/>- **Space Repetition:** By utilizing space repetition, the app helps students reinforce their understanding of complex mathematical concepts, definitions, and theorems. This method is proven to enhance long-term retention and comprehension.</text:p>
      <text:p text:style-name="P5"><text:s text:c="3"/>- **Interactive Exercises:** The app provides exercises from past popular contests (X, ENS, Centrale, etc.), giving students practical experience and preparing them for future exams.</text:p>
      <text:p text:style-name="P5"/>
      <text:p text:style-name="P5">2. **Motivation and Engagement:**</text:p>
      <text:p text:style-name="P5"><text:s text:c="3"/>- **Notifications and Reminders:** The app sends motivational notifications and reminders to keep students engaged and on track with their studies.</text:p>
      <text:p text:style-name="P5"><text:s text:c="3"/>- **Gamification:** Features like quests, progress bars, and social interactions with friends make learning math more enjoyable and less daunting.</text:p>
      <text:p text:style-name="P5"/>
      <text:p text:style-name="P5">3. **Organizational Skills:**</text:p>
      <text:p text:style-name="P5"><text:s text:c="3"/>- **Learning Techniques:** The app teaches students effective learning techniques, helping them stay organized and manage their study time efficiently.</text:p>
      <text:p text:style-name="P5"><text:s text:c="3"/>- **Cleanliness and Discipline:** Tips on maintaining a clean and organized study environment contribute to better focus and productivity.</text:p>
      <text:p text:style-name="P5"/>
      <text:p text:style-name="P5">4. **Community and Support:**</text:p>
      <text:p text:style-name="P5"><text:s text:c="3"/>- **Social Features:** By connecting with friends and peers, students can share their progress, collaborate on exercises, and support each other, fostering a sense of community and shared goals.</text:p>
      <text:p text:style-name="P5"/>
      <text:p text:style-name="P5">### Problems MathsRoyales Will Solve</text:p>
      <text:p text:style-name="P5"/>
      <text:p text:style-name="P5">1. **Lack of Motivation:**</text:p>
      <text:p text:style-name="P5"><text:s text:c="3"/>- Many students struggle with staying motivated, especially when dealing with challenging subjects like math. MathsRoyales addresses this by incorporating gamification and social features to keep students engaged.</text:p>
      <text:p text:style-name="P5"/>
      <text:p text:style-name="P5">2. **Inefficient Study Methods:**</text:p>
      <text:p text:style-name="P5"><text:s text:c="3"/>- Traditional study methods can be ineffective and time-consuming. The app’s use of space repetition and interactive exercises ensures that students learn more efficiently and retain information better.</text:p>
      <text:p text:style-name="P5"/>
      <text:p text:style-name="P5">3. **Disorganization:**</text:p>
      <text:p text:style-name="P5"><text:s text:c="3"/>- Students often struggle with staying organized and managing their study materials. <text:soft-page-break/>MathsRoyales provides tools and tips to help students stay on top of their studies and maintain a clean study environment.</text:p>
      <text:p text:style-name="P5"/>
      <text:p text:style-name="P5">4. **Isolation in Learning:**</text:p>
      <text:p text:style-name="P5"><text:s text:c="3"/>- Studying alone can be isolating and demotivating. The app’s social features allow students to connect with peers, share progress, and collaborate, making the learning process more enjoyable and supportive.</text:p>
      <text:p text:style-name="P5"/>
      <text:p text:style-name="P5">By addressing these challenges, MathsRoyales aims to create a more engaging, effective, and supportive learning environment for French CPGE students, ultimately improving their academic performance and overall well-being.</text:p>
      <text:p text:style-name="P2"/>
      <text:h text:style-name="Heading_20_1" text:outline-level="1">Features</text:h>
      <text:p text:style-name="P4">Identify 'must-have' and 'nice-to-have' features. Consider building a Minimum Viable Product (MVP) to test the market with core functionality.</text:p>
      <text:p text:style-name="P3"/>
      <text:p text:style-name="P3">To identify 'must-have' and 'nice-to-have' features for your MathsRoyales app and to consider building a Minimum Viable Product (MVP), let's break down the requirements and prioritize them accordingly.</text:p>
      <text:p text:style-name="P3"/>
      <text:p text:style-name="P3">### Must-Have Features (MVP)</text:p>
      <text:p text:style-name="P3">These are the core features that are essential for the app to function and meet its primary goals.</text:p>
      <text:p text:style-name="P3"/>
      <text:p text:style-name="P3">1. **User Authentication:**</text:p>
      <text:p text:style-name="P3"><text:s text:c="3"/>- Sign up and login functionality.</text:p>
      <text:p text:style-name="P3"><text:s text:c="3"/>- Secure user data storage.</text:p>
      <text:p text:style-name="P3"/>
      <text:p text:style-name="P3">2. **Learning Content:**</text:p>
      <text:p text:style-name="P3"><text:s text:c="3"/>- Definitions of math words studied in CPGE.</text:p>
      <text:p text:style-name="P3"><text:s text:c="3"/>- Theorems and their demonstrations.</text:p>
      <text:p text:style-name="P3"><text:s text:c="3"/>- Basic exercises from past contests (X, ENS, Centrale, etc.).</text:p>
      <text:p text:style-name="P3"/>
      <text:p text:style-name="P3">3. **Space Repetition Algorithm:**</text:p>
      <text:p text:style-name="P3"><text:s text:c="3"/>- Implement a spaced repetition system to help users review content at optimal intervals.</text:p>
      <text:p text:style-name="P3"/>
      <text:p text:style-name="P3">4. **Progress Tracking:**</text:p>
      <text:p text:style-name="P3"><text:s text:c="3"/>- Track user progress with a progress bar.</text:p>
      <text:p text:style-name="P3"><text:s text:c="3"/>- Basic analytics to show user performance.</text:p>
      <text:p text:style-name="P3"/>
      <text:p text:style-name="P3">5. **Notifications:**</text:p>
      <text:p text:style-name="P3"><text:s text:c="3"/>- Reminders to study and review content.</text:p>
      <text:p text:style-name="P3"><text:s text:c="3"/>- Motivational notifications to keep users engaged.</text:p>
      <text:p text:style-name="P3"/>
      <text:p text:style-name="P3">6. **Basic UI/UX:**</text:p>
      <text:p text:style-name="P3"><text:s text:c="3"/>- Modern and cute layout with a purple color scheme.</text:p>
      <text:p text:style-name="P3"><text:s text:c="3"/>- Intuitive navigation and user interface.</text:p>
      <text:p text:style-name="P3"/>
      <text:p text:style-name="P3">### Nice-to-Have Features</text:p>
      <text:p text:style-name="P3">These features can be added later to enhance the user experience and add more value to the app.</text:p>
      <text:p text:style-name="P3"/>
      <text:p text:style-name="P3"><text:soft-page-break/>1. **Social Features:**</text:p>
      <text:p text:style-name="P3"><text:s text:c="3"/>- Add friends and compete with them.</text:p>
      <text:p text:style-name="P3"><text:s text:c="3"/>- Leaderboards and achievements.</text:p>
      <text:p text:style-name="P3"/>
      <text:p text:style-name="P3">2. **Advanced Exercises:**</text:p>
      <text:p text:style-name="P3"><text:s text:c="3"/>- More complex exercises and problems.</text:p>
      <text:p text:style-name="P3"><text:s text:c="3"/>- Adaptive difficulty levels based on user performance.</text:p>
      <text:p text:style-name="P3"/>
      <text:p text:style-name="P3">3. **Learning Tips:**</text:p>
      <text:p text:style-name="P3"><text:s text:c="3"/>- Tips on how to learn effectively.</text:p>
      <text:p text:style-name="P3"><text:s text:c="3"/>- Guides on staying organized and motivated.</text:p>
      <text:p text:style-name="P3"/>
      <text:p text:style-name="P3">4. **Quests and Challenges:**</text:p>
      <text:p text:style-name="P3"><text:s text:c="3"/>- Daily or weekly quests to complete.</text:p>
      <text:p text:style-name="P3"><text:s text:c="3"/>- Rewards and badges for completing challenges.</text:p>
      <text:p text:style-name="P3"/>
      <text:p text:style-name="P3">5. **Advanced Analytics:**</text:p>
      <text:p text:style-name="P3"><text:s text:c="3"/>- Detailed performance reports.</text:p>
      <text:p text:style-name="P3"><text:s text:c="3"/>- Insights into strengths and weaknesses.</text:p>
      <text:p text:style-name="P3"/>
      <text:p text:style-name="P3">6. **Gamification Elements:**</text:p>
      <text:p text:style-name="P3"><text:s text:c="3"/>- Points and rewards system.</text:p>
      <text:p text:style-name="P3"><text:s text:c="3"/>- Levels and ranks based on progress.</text:p>
      <text:p text:style-name="P3"/>
      <text:p text:style-name="P3">7. **Integration with Other Services:**</text:p>
      <text:p text:style-name="P3"><text:s text:c="3"/>- Integration with calendars for scheduling study sessions.</text:p>
      <text:p text:style-name="P3"><text:s text:c="3"/>- Integration with social media for sharing achievements.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23T01:36:21.683000000</dc:date>
    <meta:editing-duration>PT12M3S</meta:editing-duration>
    <meta:editing-cycles>5</meta:editing-cycles>
    <meta:generator>LibreOffice/7.4.3.2$Windows_X86_64 LibreOffice_project/1048a8393ae2eeec98dff31b5c133c5f1d08b890</meta:generator>
    <meta:document-statistic meta:table-count="0" meta:image-count="0" meta:object-count="0" meta:page-count="4" meta:paragraph-count="96" meta:word-count="1124" meta:character-count="7917" meta:non-whitespace-character-count="6742"/>
  </office:meta>
</office:document-meta>
</file>